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_3a_first">
      <style:text-properties officeooo:rsid="00684fd4" officeooo:paragraph-rsid="00684fd4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605a50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7cb7c4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9" style:family="paragraph" style:parent-style-name="SBC_3a_author_28_s_29_">
      <style:text-properties officeooo:rsid="0034811c" officeooo:paragraph-rsid="0086aa96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8dfa8e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2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13" style:family="paragraph" style:parent-style-name="SBC_3a_title_3a_1">
      <style:text-properties officeooo:rsid="000402be" officeooo:paragraph-rsid="000402be"/>
    </style:style>
    <style:style style:name="P14" style:family="paragraph" style:parent-style-name="SBC_3a_title_3a_1">
      <style:text-properties officeooo:rsid="004a40eb" officeooo:paragraph-rsid="004a40eb"/>
    </style:style>
    <style:style style:name="P15" style:family="paragraph" style:parent-style-name="SBC_3a_title_3a_1">
      <style:text-properties officeooo:rsid="003c268f" officeooo:paragraph-rsid="003c268f"/>
    </style:style>
    <style:style style:name="P16" style:family="paragraph" style:parent-style-name="SBC_3a_title_3a_1">
      <style:text-properties officeooo:rsid="0009c5c4" officeooo:paragraph-rsid="0009c5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8a22e2"/>
    </style:style>
    <style:style style:name="T7" style:family="text">
      <style:text-properties officeooo:rsid="008bf6d3"/>
    </style:style>
    <style:style style:name="T8" style:family="text">
      <style:text-properties officeooo:rsid="0005f406"/>
    </style:style>
    <style:style style:name="T9" style:family="text">
      <style:text-properties officeooo:rsid="0084a3a2"/>
    </style:style>
    <style:style style:name="T10" style:family="text">
      <style:text-properties officeooo:rsid="00935360"/>
    </style:style>
    <style:style style:name="T11" style:family="text">
      <style:text-properties officeooo:rsid="0094e63b"/>
    </style:style>
    <style:style style:name="T12" style:family="text">
      <style:text-properties style:language-asian="pt" style:country-asian="BR"/>
    </style:style>
    <style:style style:name="T13" style:family="text">
      <style:text-properties officeooo:rsid="0094e63b" style:language-asian="pt" style:country-asian="BR"/>
    </style:style>
    <style:style style:name="T14" style:family="text">
      <style:text-properties officeooo:rsid="00649e44"/>
    </style:style>
    <style:style style:name="T15" style:family="text">
      <style:text-properties officeooo:rsid="0009de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nálise Comparativa de Algoritmos de Machine Learning para Predição de Encaminhamentos de Processos Administrativos em Órgãos Públicos.</text:p>
      <text:p text:style-name="P9"><text:span text:style-name="T5">Deivid Francisco Gonzaga</text:span>, Anita Maria <text:span text:style-name="T5">d</text:span>a Rocha Fernandes</text:p>
      <text:p text:style-name="SBC_3a_institution">Pós Graduação em Big Data - UNIVALI - Campus Kobrasol - São José - SC</text:p>
      <text:p text:style-name="P1">deividfg@gmail.com, anita.fernandes@univali.br</text:p>
      <text:p text:style-name="SBC_3a_abstract"><text:span text:style-name="T1">Abstract.</text:span> <text:span text:style-name="T2">Em desenvolvimento</text:span>.</text:p>
      <text:p text:style-name="SBC_3a_resumo"><text:span text:style-name="T1">Resumo.</text:span> <text:span text:style-name="T2">Em desenvolvimento</text:span>.</text:p>
      <text:h text:style-name="P13" text:outline-level="1">Introdução</text:h>
      <text:p text:style-name="P3"><text:span text:style-name="T8">E</text:span>ste trabalho tem como objetivo realizar uma análise comparativa em alguns algor<text:span text:style-name="T9">i</text:span>tmos de machine learning na predição de encaminhamentos de processos administrativos em órgãos públicos, <text:span text:style-name="T7">e tentar solucionar o problema de encaminhamentos feitos de forma errada, e</text:span> para posterior utilização do algoritmo <text:span text:style-name="T9">escolhido no sistema citado a seguir.</text:span></text:p>
      <text:p text:style-name="P4"><text:tab/>O sistema em questão esta <text:span text:style-name="T10">implantado há quatro anos</text:span> no órgão do estudo e consiste em um cadastro de processos administrativos físicos e digitais, que automatiza <text:span text:style-name="T11">e organiza</text:span> as rotinas de trabalho do servidor público, auxiliando na eficiência da máquina pública.</text:p>
      <text:p text:style-name="P10"><text:span text:style-name="T12"><text:tab/>Processos administrativos podem ser uma contratação de um funcionário novo, uma solicitação de férias, um pedido de ressarcimento </text:span><text:span text:style-name="T13">de viagem, um pedido de aluguel de imóvel, etc. </text:span>Sendo que processos digitais são aqueles totalmente eletrônicos e processos físicos são aqueles que tramitam o processo em papel e o eletrônico juntos, ou seja, o eletrônico é <text:span text:style-name="T11">basicamente</text:span> uma cópia do físico.</text:p>
      <text:p text:style-name="P5"><text:span text:style-name="T11"><text:tab/>E</text:span>stes processos são encaminhados de setor em setor, ao qual são submetidos a validação e trâmites necessários <text:span text:style-name="T11">pelas pessoas responsáveis por aquele setor</text:span>, e posteriormente são encaminhados para o próximo setor responsável, e assim sucessivamente até terminar o fluxo dele, ao qual por último ele é arquivado.</text:p>
      <text:p text:style-name="P5"><text:tab/><text:span text:style-name="T15">São realizadas em torno de 1000 (mil) encaminhamentos todos os dias, somente no órgão público que está sendo analisado, e estes encaminhamentos, por muitas vezes acabam sendo feitos de maneira equivocada, seja por falta de atenção ou mesmo por falta de conhecimento do servidor público.</text:span></text:p>
      <text:p text:style-name="P6"><text:tab/>A intenção é apoiar na decisão destes usuários a realizar os encaminhamentos de forma correta, e evitar todos os transtornos causados por este tipo de problema, e principalmente as horas a mais que são gastas para resolvê-los, <text:span text:style-name="T11">tornando o órgão menos produtivo e assim menos eficiente.</text:span></text:p>
      <text:p text:style-name="P7"><text:tab/><text:span text:style-name="T4">Com isso em mente, o que venho propor neste artigo, é o uso de algorítimos de machine learning do tipo árvore de decisão com aprendizagem supervisionada com a ferramenta weka.</text:span></text:p>
      <text:p text:style-name="P6"/>
      <text:h text:style-name="P14" text:outline-level="1"><text:soft-page-break/>Métodos</text:h>
      <text:p text:style-name="P2">Em desenvolvimento.</text:p>
      <text:h text:style-name="P15" text:outline-level="1">Implementação</text:h>
      <text:p text:style-name="P8"><text:span text:style-name="T3">Em desenvolvimento</text:span>.</text:p>
      <text:h text:style-name="SBC_3a_title_3a_2" text:outline-level="2">Subsections</text:h>
      <text:h text:style-name="P16" text:outline-level="1">Conclusões</text:h>
      <text:p text:style-name="P8"><text:span text:style-name="T3">Em desenvolvimento</text:span>. </text:p>
      <text:h text:style-name="P16" text:outline-level="1">Referências</text:h>
      <text:p text:style-name="P8"><text:span text:style-name="T3">Em desenvolvimento</text:span>.</text:p>
      <text:p text:style-name="SBC_3a_references">References</text:p>
      <text:p text:style-name="SBC_3a_reference"><text:span text:style-name="T3">Em desenvolviment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0-08-03T10:11:27.48</meta:creation-date>
    <dc:language>pt-BR</dc:language>
    <meta:editing-cycles>99</meta:editing-cycles>
    <meta:editing-duration>P2DT6H17M13S</meta:editing-duration>
    <dc:date>2019-01-12T15:00:31.824397300</dc:date>
    <meta:document-statistic meta:table-count="0" meta:image-count="0" meta:object-count="0" meta:page-count="2" meta:paragraph-count="25" meta:word-count="388" meta:character-count="2587" meta:non-whitespace-character-count="2223"/>
    <meta:user-defined meta:name="Info 1"/>
    <meta:user-defined meta:name="Info 2"/>
    <meta:user-defined meta:name="Info 3"/>
    <meta:user-defined meta:name="Info 4"/>
  </office:meta>
</office:document-meta>
</file>